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b3c7" officeooo:paragraph-rsid="0020b3c7"/>
    </style:style>
    <style:style style:name="P2" style:family="paragraph" style:parent-style-name="Standard">
      <style:text-properties officeooo:rsid="00135098" officeooo:paragraph-rsid="00135098"/>
    </style:style>
    <style:style style:name="P3" style:family="paragraph" style:parent-style-name="Standard">
      <style:text-properties officeooo:rsid="00135098" officeooo:paragraph-rsid="001c18e9"/>
    </style:style>
    <style:style style:name="P4" style:family="paragraph" style:parent-style-name="Standard">
      <style:paragraph-properties fo:text-align="center" style:justify-single-word="false"/>
      <style:text-properties officeooo:rsid="00135098" officeooo:paragraph-rsid="00135098"/>
    </style:style>
    <style:style style:name="P5" style:family="paragraph" style:parent-style-name="Standard">
      <style:text-properties officeooo:rsid="00151827" officeooo:paragraph-rsid="00151827"/>
    </style:style>
    <style:style style:name="P6" style:family="paragraph" style:parent-style-name="Standard">
      <style:text-properties officeooo:rsid="00151827" officeooo:paragraph-rsid="00135098"/>
    </style:style>
    <style:style style:name="P7" style:family="paragraph" style:parent-style-name="Standard">
      <style:text-properties officeooo:rsid="0016c338" officeooo:paragraph-rsid="0016c338"/>
    </style:style>
    <style:style style:name="P8" style:family="paragraph" style:parent-style-name="Standard">
      <style:text-properties officeooo:rsid="00172dd3" officeooo:paragraph-rsid="00172dd3"/>
    </style:style>
    <style:style style:name="P9" style:family="paragraph" style:parent-style-name="Standard">
      <style:paragraph-properties fo:text-align="center" style:justify-single-word="false"/>
      <style:text-properties officeooo:rsid="00172dd3" officeooo:paragraph-rsid="0020b3c7"/>
    </style:style>
    <style:style style:name="P10" style:family="paragraph" style:parent-style-name="Standard">
      <style:text-properties fo:font-weight="bold" officeooo:rsid="00172dd3" officeooo:paragraph-rsid="00172dd3" style:font-weight-asian="bold" style:font-weight-complex="bold"/>
    </style:style>
    <style:style style:name="P11" style:family="paragraph" style:parent-style-name="Standard">
      <style:text-properties fo:font-weight="bold" officeooo:rsid="0026658f" officeooo:paragraph-rsid="0026658f" style:font-weight-asian="bold" style:font-weight-complex="bold"/>
    </style:style>
    <style:style style:name="P12" style:family="paragraph" style:parent-style-name="Standard">
      <style:text-properties officeooo:rsid="0018cde0" officeooo:paragraph-rsid="0018cde0"/>
    </style:style>
    <style:style style:name="P13" style:family="paragraph" style:parent-style-name="Standard">
      <style:text-properties officeooo:rsid="001a61a8" officeooo:paragraph-rsid="001a61a8"/>
    </style:style>
    <style:style style:name="P14" style:family="paragraph" style:parent-style-name="Standard">
      <style:text-properties officeooo:rsid="001d778b" officeooo:paragraph-rsid="001ed33c"/>
    </style:style>
    <style:style style:name="P15" style:family="paragraph" style:parent-style-name="Standard">
      <style:text-properties officeooo:rsid="001ed33c" officeooo:paragraph-rsid="001ed33c"/>
    </style:style>
    <style:style style:name="P16" style:family="paragraph" style:parent-style-name="Standard">
      <style:text-properties officeooo:rsid="001ef90e" officeooo:paragraph-rsid="001ef90e"/>
    </style:style>
    <style:style style:name="P17" style:family="paragraph" style:parent-style-name="Standard">
      <style:text-properties officeooo:rsid="001f7aad" officeooo:paragraph-rsid="001f7aad"/>
    </style:style>
    <style:style style:name="P18" style:family="paragraph" style:parent-style-name="Standard">
      <style:text-properties fo:color="#c9211e" fo:font-weight="bold" style:font-weight-asian="bold" style:font-weight-complex="bold"/>
    </style:style>
    <style:style style:name="P19" style:family="paragraph" style:parent-style-name="Standard">
      <style:text-properties fo:color="#c9211e" fo:font-weight="bold" officeooo:rsid="00172dd3" style:font-weight-asian="bold" style:font-weight-complex="bold"/>
    </style:style>
    <style:style style:name="P20" style:family="paragraph" style:parent-style-name="Standard">
      <style:text-properties fo:color="#c9211e" fo:font-weight="bold" officeooo:rsid="00172dd3" officeooo:paragraph-rsid="00172dd3" style:font-weight-asian="bold" style:font-weight-complex="bold"/>
    </style:style>
    <style:style style:name="P21" style:family="paragraph" style:parent-style-name="Standard">
      <style:text-properties fo:color="#c9211e" fo:font-weight="bold" officeooo:paragraph-rsid="00172dd3" style:font-weight-asian="bold" style:font-weight-complex="bold"/>
    </style:style>
    <style:style style:name="P22" style:family="paragraph" style:parent-style-name="Standard">
      <style:text-properties fo:color="#c9211e" fo:font-size="18pt" fo:font-weight="bold" officeooo:rsid="00237068" officeooo:paragraph-rsid="00237068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c9211e" fo:font-size="18pt" fo:font-weight="bold" officeooo:rsid="00237068" officeooo:paragraph-rsid="00135098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5pt" fo:font-weight="bold" officeooo:rsid="00135098" officeooo:paragraph-rsid="0020b3c7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1d778b" officeooo:paragraph-rsid="0020b3c7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1d778b" officeooo:paragraph-rsid="001d778b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rsid="00151827" officeooo:paragraph-rsid="00151827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20b3c7" officeooo:paragraph-rsid="0020b3c7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172dd3" officeooo:paragraph-rsid="00172dd3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fo:font-size="18pt" fo:font-weight="bold" officeooo:rsid="00237068" officeooo:paragraph-rsid="00237068" style:font-size-asian="18pt" style:font-weight-asian="bold" style:font-size-complex="18pt" style:font-weight-complex="bold"/>
    </style:style>
    <style:style style:name="P31" style:family="paragraph" style:parent-style-name="Standard">
      <style:text-properties fo:color="#000000" fo:font-size="18pt" fo:font-weight="normal" officeooo:rsid="0024478f" officeooo:paragraph-rsid="0024478f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c9211e" fo:font-size="18pt" fo:font-weight="bold" officeooo:rsid="00135098" officeooo:paragraph-rsid="00135098" style:font-size-asian="18pt" style:font-weight-asian="bold" style:font-size-complex="18pt" style:font-weight-complex="bold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9211e" fo:font-size="18pt" fo:font-weight="bold" officeooo:rsid="00237068" officeooo:paragraph-rsid="00237068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c9211e" fo:font-size="18pt" fo:font-weight="bold" officeooo:rsid="00237068" officeooo:paragraph-rsid="00237068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c9211e" fo:font-size="16pt" fo:font-weight="bold" officeooo:rsid="00172dd3" officeooo:paragraph-rsid="0020b3c7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c9211e" fo:font-size="16pt" style:text-underline-style="none" fo:font-weight="bold" officeooo:rsid="0026658f" officeooo:paragraph-rsid="0026658f" style:font-size-asian="16pt" style:font-weight-asian="bold" style:font-size-complex="16pt" style:font-weight-complex="bold"/>
    </style:style>
    <style:style style:name="P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72dd3" officeooo:paragraph-rsid="00172dd3"/>
    </style:style>
    <style:style style:name="P38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ff0000" fo:font-size="18pt" fo:font-weight="bold" officeooo:rsid="0024478f" officeooo:paragraph-rsid="0024478f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151827" officeooo:paragraph-rsid="0026658f"/>
    </style:style>
    <style:style style:name="P40" style:family="paragraph" style:parent-style-name="Standard">
      <style:text-properties fo:font-size="15pt" fo:font-weight="bold" officeooo:rsid="0020b3c7" officeooo:paragraph-rsid="0020b3c7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26658f" officeooo:paragraph-rsid="0026658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26658f" officeooo:paragraph-rsid="002859f6" style:font-size-asian="16pt" style:font-weight-asian="normal" style:font-size-complex="16pt" style:font-weight-complex="normal"/>
    </style:style>
    <style:style style:name="P43" style:family="paragraph" style:parent-style-name="Standard">
      <style:text-properties officeooo:rsid="001ef90e" officeooo:paragraph-rsid="001ef90e"/>
    </style:style>
    <style:style style:name="P44" style:family="paragraph" style:parent-style-name="Standard">
      <style:text-properties officeooo:rsid="0029b2bc" officeooo:paragraph-rsid="0029b2bc"/>
    </style:style>
    <style:style style:name="T1" style:family="text">
      <style:text-properties officeooo:rsid="001a61a8"/>
    </style:style>
    <style:style style:name="T2" style:family="text">
      <style:text-properties officeooo:rsid="001c18e9"/>
    </style:style>
    <style:style style:name="T3" style:family="text">
      <style:text-properties officeooo:rsid="001d778b"/>
    </style:style>
    <style:style style:name="T4" style:family="text">
      <style:text-properties officeooo:rsid="001ed33c"/>
    </style:style>
    <style:style style:name="T5" style:family="text">
      <style:text-properties officeooo:rsid="001ef90e"/>
    </style:style>
    <style:style style:name="T6" style:family="text">
      <style:text-properties officeooo:rsid="001f7aad"/>
    </style:style>
    <style:style style:name="T7" style:family="text">
      <style:text-properties officeooo:rsid="0020b3c7"/>
    </style:style>
    <style:style style:name="T8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c9211e" fo:font-size="18pt" fo:font-weight="bold" officeooo:rsid="0020b3c7" style:font-size-asian="18pt" style:font-weight-asian="bold" style:font-size-complex="18pt" style:font-weight-complex="bold"/>
    </style:style>
    <style:style style:name="T10" style:family="text">
      <style:text-properties officeooo:rsid="00151827"/>
    </style:style>
    <style:style style:name="T11" style:family="text">
      <style:text-properties officeooo:rsid="00135098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20b3c7" style:font-size-asian="15pt" style:font-weight-asian="bold" style:font-size-complex="15pt" style:font-weight-complex="bold"/>
    </style:style>
    <style:style style:name="T14" style:family="text">
      <style:text-properties officeooo:rsid="0025e77d"/>
    </style:style>
    <style:style style:name="T15" style:family="text">
      <style:text-properties officeooo:rsid="0026658f"/>
    </style:style>
    <style:style style:name="T16" style:family="text">
      <style:text-properties style:text-underline-style="solid" style:text-underline-width="auto" style:text-underline-color="font-color" officeooo:rsid="0026658f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officeooo:rsid="002859f6" style:font-size-asian="10.5pt" style:font-size-complex="12pt"/>
    </style:style>
    <style:style style:name="T19" style:family="text">
      <style:text-properties officeooo:rsid="002859f6"/>
    </style:style>
    <style:style style:name="T20" style:family="text">
      <style:text-properties officeooo:rsid="002b92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LAN W PRZYPADKU MOBILIZACJI/STANU WOJENNEGO W POLSCE</text:p>
      <text:p text:style-name="P33"/>
      <text:p text:style-name="P31"/>
      <text:p text:style-name="P31">Poniższy plan składa się z następujących elementów:</text:p>
      <text:p text:style-name="P31"/>
      <text:p text:style-name="P22"/>
      <text:p text:style-name="P34">PLAN A</text:p>
      <text:p text:style-name="P23"/>
      <text:p text:style-name="P2"><text:span text:style-name="T13">Zarys planu: </text:span><text:span text:style-name="T12">Żory – Czechy(Ostrava)</text:span></text:p>
      <text:p text:style-name="P2"/>
      <text:p text:style-name="P2">W przypadku mobilazacji wojskowej w Polsce:</text:p>
      <text:p text:style-name="P2"/>
      <text:p text:style-name="P2">1.Jedziemy wspólnie razem z rodziną na Czechy</text:p>
      <text:p text:style-name="P2"/>
      <text:p text:style-name="P2">2.Jadę sam na Czechy</text:p>
      <text:p text:style-name="P2"/>
      <text:p text:style-name="P2">Bezpośredni BUS z Żor do Ostravy:</text:p>
      <text:p text:style-name="P2"/>
      <text:p text:style-name="P12">Odjazdy przez cały tydzień o godzinach 13:50, 22:23 z dworca autobusowego w Żorach</text:p>
      <text:p text:style-name="P2"/>
      <text:p text:style-name="P2"><text:a xlink:type="simple" xlink:href="https://shop.flixbus.pl/search?departureCity=958b3eb5-9a6f-4b05-9aae-887c126391fd&amp;arrivalCity=40e0eb79-8646-11e6-9066-549f350fcb0c&amp;route=Żory-Ostrawa&amp;rideDate=15.11.2022&amp;adult=1&amp;_locale=pl&amp;features%5Bfeature.darken_page%5D=1&amp;features%5Bfeature.enable_distribusion%5D=1&amp;features%5Bfeature.train_cities_only%5D=0&amp;features%5Bfeature.add_return_date%5D=0&amp;features%5Bfeature.add_return_date_only%5D=0&amp;features%5Bfeature.webc_search_multi_line_trip_picker%5D=0&amp;atb_pdid=f89b5f76-28cb-4137-b89b-e4dd1928e9e6&amp;_sp=3957421e-e0a3-49fc-9db5-58cc0736ccc1&amp;_spnuid=5f1b2622-ecec-4fba-b1d1-767e184ab470" text:style-name="Internet_20_link" text:visited-style-name="Visited_20_Internet_20_Link">https://shop.flixbus.pl/search?departureCity=958b3eb5-9a6f-4b05-9aae-887c126391fd&amp;arrivalCity=40e0eb79-8646-11e6-9066-549f350fcb0c&amp;route=%C5%BBory-Ostrawa&amp;rideDate=15.11.2022&amp;adult=1&amp;_locale=pl&amp;features%5Bfeature.darken_page%5D=1&amp;features%5Bfeature.enable_distribusion%5D=1&amp;features%5Bfeature.train_cities_only%5D=0&amp;features%5Bfeature.add_return_date%5D=0&amp;features%5Bfeature.add_return_date_only%5D=0&amp;features%5Bfeature.webc_search_multi_line_trip_picker%5D=0&amp;atb_pdid=f89b5f76-28cb-4137-b89b-e4dd1928e9e6&amp;_sp=3957421e-e0a3-49fc-9db5-58cc0736ccc1&amp;_spnuid=5f1b2622-ecec-4fba-b1d1-767e184ab470</text:a></text:p>
      <text:p text:style-name="P2"/>
      <text:p text:style-name="P2"/>
      <text:p text:style-name="P2">3. <text:span text:style-name="T1">Pociag</text:span> z Rybnika do Ostravy</text:p>
      <text:p text:style-name="P2"/>
      <text:p text:style-name="P13">Odjazdy o 6.05 rano oraz o 2.34 w nocy →<text:span text:style-name="T14"> nie przez cały tydzień</text:span></text:p>
      <text:p text:style-name="P2"/>
      <text:p text:style-name="P2">https://www.busradar.pl/szukaj/?From=Rybnik&amp;To=Ostrawa&amp;When=2022-11-21&amp;ShowTrain=True&amp;ShowRidesharing=True&amp;Passengers=1</text:p>
      <text:p text:style-name="P2"/>
      <text:p text:style-name="P2"/>
      <text:p text:style-name="P3">4. Bus z Katowic<text:span text:style-name="T2">(</text:span>Katowice Sądow<text:span text:style-name="T2">)</text:span> do Ostravy</text:p>
      <text:p text:style-name="P2"/>
      <text:p text:style-name="P2"><text:a xlink:type="simple" xlink:href="https://global.flixbus.com/bus-routes/bus-katowice-ostrava?departureCity=1885&amp;arrivalCity=6038&amp;utm_source=google&amp;utm_medium=sea-nonbrand&amp;utm_campaign=3608774562.18340823266_144174998391.634210293588_aud-855685431790:kwd-296507139974_9067414__&amp;utm_term=katowice%20ostrava&amp;utm_content=com-pl.flixbus&amp;gclid=Cj0KCQiApb2bBhDYARIsAChHC9ulvb9ovM70qBA_KAtlKLiwOmZtxJpcQ6cCQPnU7DkEfFAE6ciPTuoaAiBIEALw_wcB" text:style-name="Internet_20_link" text:visited-style-name="Visited_20_Internet_20_Link">https://global.flixbus.com/bus-routes/bus-katowice-ostrava?departureCity=1885&amp;arrivalCity=6038&amp;utm_source=google&amp;utm_medium=sea-nonbrand&amp;utm_campaign=3608774562.18340823266_144174998391.634210293588_aud-855685431790:kwd-296507139974_9067414__&amp;utm_term=katowice</text:a><text:soft-page-break/><text:a xlink:type="simple" xlink:href="https://global.flixbus.com/bus-routes/bus-katowice-ostrava?departureCity=1885&amp;arrivalCity=6038&amp;utm_source=google&amp;utm_medium=sea-nonbrand&amp;utm_campaign=3608774562.18340823266_144174998391.634210293588_aud-855685431790:kwd-296507139974_9067414__&amp;utm_term=katowice%20ostrava&amp;utm_content=com-pl.flixbus&amp;gclid=Cj0KCQiApb2bBhDYARIsAChHC9ulvb9ovM70qBA_KAtlKLiwOmZtxJpcQ6cCQPnU7DkEfFAE6ciPTuoaAiBIEALw_wcB" text:style-name="Internet_20_link" text:visited-style-name="Visited_20_Internet_20_Link">%20ostrava&amp;utm_content=com-pl.flixbus&amp;gclid=Cj0KCQiApb2bBhDYARIsAChHC9ulvb9ovM70qBA_KAtlKLiwOmZtxJpcQ6cCQPnU7DkEfFAE6ciPTuoaAiBIEALw_wcB</text:a></text:p>
      <text:p text:style-name="P2"/>
      <text:p text:style-name="P2">Odjazdy są przez cały dzień co około 2h<text:span text:style-name="T14">(również w nocy)</text:span></text:p>
      <text:p text:style-name="P2"/>
      <text:p text:style-name="P2"/>
      <text:p text:style-name="P2"/>
      <text:p text:style-name="P2"/>
      <text:p text:style-name="P2"/>
      <text:p text:style-name="P2"/>
      <text:p text:style-name="P32">Plan B</text:p>
      <text:p text:style-name="P4"/>
      <text:p text:style-name="P28">Zarys planu: </text:p>
      <text:p text:style-name="P24"/>
      <text:p text:style-name="P28">1. <text:span text:style-name="T11">Jadę z Wrocławia do Żor, a następnie na Czechy(Plan A)</text:span></text:p>
      <text:p text:style-name="P2"/>
      <text:p text:style-name="P17">1. PkS z Wrocłaiwa do Żor odjeżdża z Wrocławia dworzec autobusowy o godz</text:p>
      <text:p text:style-name="P17">8:00 I 16:30 w tygodniu do środy</text:p>
      <text:p text:style-name="P17"/>
      <text:p text:style-name="P17">2.od Czwartku do Niedzieli busy odjeżdżają także o godz</text:p>
      <text:p text:style-name="P17"/>
      <text:p text:style-name="P17">8:00, 14:20, 16:30</text:p>
      <text:p text:style-name="P17"/>
      <text:p text:style-name="P17">https://shop.flixbus.pl/search?departureCity=40de575f-8646-11e6-9066-549f350fcb0c&amp;arrivalCity=958b3eb5-9a6f-4b05-9aae-887c126391fd&amp;route=Wroc%C5%82aw-%C5%BBory&amp;rideDate=01.12.2022&amp;adult=1&amp;_locale=pl&amp;features%5Bfeature.darken_page%5D=1&amp;features%5Bfeature.enable_distribusion%5D=1&amp;features%5Bfeature.train_cities_only%5D=0&amp;features%5Bfeature.add_return_date%5D=0&amp;features%5Bfeature.add_return_date_only%5D=0&amp;atb_pdid=f89b5f76-28cb-4137-b89b-e4dd1928e9e6&amp;_sp=3957421e-e0a3-49fc-9db5-58cc0736ccc1&amp;_spnuid=5f1b2622-ecec-4fba-b1d1-767e184ab470&amp;bike_slot=0</text:p>
      <text:p text:style-name="P2"/>
      <text:p text:style-name="P2">1.Pociąg z Wrocławia do Żor odjeżdża o godz <text:span text:style-name="T15">8-36:</text:span>8:46 <text:span text:style-name="T15">oraz o 16:47 przez </text:span><text:span text:style-name="T16">cały tydzień.</text:span></text:p>
      <text:p text:style-name="P2"/>
      <text:p text:style-name="P2"><text:a xlink:type="simple" xlink:href="https://koleo.pl/rozklad-pkp/wroclaw-glowny/zory/22-11-2022_03:00/all/all" text:style-name="Internet_20_link" text:visited-style-name="Visited_20_Internet_20_Link">https://koleo.pl/rozklad-pkp/wroclaw-glowny/zory/22-11-2022_03:00/all/all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28"/>
      <text:p text:style-name="P28"/>
      <text:p text:style-name="P28"/>
      <text:p text:style-name="P39"><text:soft-page-break/><text:span text:style-name="T12"><text:s text:c="3"/></text:span><text:span text:style-name="T8">Plan </text:span><text:span text:style-name="T9">C</text:span></text:p>
      <text:p text:style-name="P28"/>
      <text:p text:style-name="P28">Zarys planu: </text:p>
      <text:p text:style-name="P25"/>
      <text:p text:style-name="P25">1.<text:span text:style-name="T10">Wrocław-Trutnov(Czechy)</text:span></text:p>
      <text:p text:style-name="P5"/>
      <text:p text:style-name="P5">Pociągo do Trutnova odjeżdżają o godz 17:45 <text:span text:style-name="T3">z dworca głównego w Wrocławiu</text:span></text:p>
      <text:p text:style-name="P5"/>
      <text:p text:style-name="P5"><text:a xlink:type="simple" xlink:href="https://koleo.pl/rozklad-pkp/wroclaw-glowny/trutnov-hl-n/14-11-2022_03:00/all/all" text:style-name="Internet_20_link" text:visited-style-name="Visited_20_Internet_20_Link">https://koleo.pl/rozklad-pkp/wroclaw-glowny/trutnov-hl-n/14-11-2022_03:00/all/all</text:a></text:p>
      <text:p text:style-name="P5"/>
      <text:p text:style-name="P26">2.</text:p>
      <text:p text:style-name="P27">Wrocław Trutnov – Czechy(PKS)</text:p>
      <text:p text:style-name="P5"/>
      <text:p text:style-name="P14">Autobusy z Wrocławia do Trutnova odjeżdząją o godzinie 4:35 I 5:05 z placu Grunwaldzkiego.</text:p>
      <text:p text:style-name="P5"/>
      <text:p text:style-name="P5"><text:a xlink:type="simple" xlink:href="https://www.busbud.com/pl/bus-schedules-results/u3h4ew/u2grdh?outbound_date=2022-11-23&amp;adults=1" text:style-name="Internet_20_link" text:visited-style-name="Visited_20_Internet_20_Link">https://www.busbud.com/pl/bus-schedules-results/u3h4ew/u2grdh?outbound_date=2022-11-23&amp;adults=1</text:a></text:p>
      <text:p text:style-name="P5"/>
      <text:p text:style-name="P5">Busy z Wrocławia <text:span text:style-name="T4">(Dworca autobusowego)</text:span>do Trutnova odjeżdzają także o godz 5:05</text:p>
      <text:p text:style-name="P5"/>
      <text:p text:style-name="P5">https://www.e-podroznik.pl/public/searchingResultsVW.do?startCity=Wroc%C5%82aw&amp;forward=url&amp;tabToken=ac54709d64281fa29ec782df14bcb44a&amp;toV=c%7C334651&amp;endCity=Trutnov&amp;fromV=c%7C13019&amp;tseVw=regularP</text:p>
      <text:p text:style-name="P5"/>
      <text:p text:style-name="P38">Plan D</text:p>
      <text:p text:style-name="P7"/>
      <text:p text:style-name="P15">1.</text:p>
      <text:p text:style-name="P7">Autobusy z Wrocławia do Drezna jeżdzą przez cały dzień <text:span text:style-name="T4">ale jedyny autobus rano odjeżdża o godz 6:50, pozostałe autobusy odjeżdżają po godz 15:00</text:span></text:p>
      <text:p text:style-name="P7"/>
      <text:p text:style-name="P7"><text:a xlink:type="simple" xlink:href="https://shop.flixbus.pl/search?departureCity=40de575f-8646-11e6-9066-549f350fcb0c&amp;arrivalCity=40db219f-8646-11e6-9066-549f350fcb0c&amp;route=Wrocław-Drezno&amp;rideDate=14.11.2022&amp;adult=1&amp;_locale=pl&amp;features%5Bfeature.darken_page%5D=1&amp;features%5Bfeature.enable_distribusion%5D=1&amp;features%5Bfeature.train_cities_only%5D=0&amp;features%5Bfeature.add_return_date%5D=0&amp;features%5Bfeature.add_return_date_only%5D=0&amp;features%5Bfeature.webc_search_multi_line_trip_picker%5D=0&amp;atb_pdid=f89b5f76-28cb-4137-b89b-e4dd1928e9e6&amp;_sp=3957421e-e0a3-49fc-9db5-58cc0736ccc1&amp;_spnuid=5f1b2622-ecec-4fba-b1d1-767e184ab470&amp;bike_slot=0" text:style-name="Internet_20_link" text:visited-style-name="Visited_20_Internet_20_Link">https://shop.flixbus.pl/search?departureCity=40de575f-8646-11e6-9066-549f350fcb0c&amp;arrivalCity=40db219f-8646-11e6-9066-549f350fcb0c&amp;route=Wroc%C5%82aw-Drezno&amp;rideDate=14.11.2022&amp;adult=1&amp;_locale=pl&amp;features%5Bfeature.darken_page%5D=1&amp;features%5Bfeature.enable_distribusion%5D=1&amp;features%5Bfeature.train_cities_only%5D=0&amp;features%5Bfeature.add_return_date%5D=0&amp;features%5Bfeature.add_return_date_only%5D=0&amp;features%5Bfeature.webc_search_multi_line_trip_picker%5D=0&amp;atb_pdid=f89b5f76-28cb-4137-b89b-e4dd1928e9e6&amp;_sp=3957421e-e0a3-49fc-9db5-58cc0736ccc1&amp;_spnuid=5f1b2622-ecec-4fba-b1d1-767e184ab470&amp;bike_slot=0</text:a></text:p>
      <text:p text:style-name="P7"/>
      <text:p text:style-name="P15">2.</text:p>
      <text:p text:style-name="P7">Pociągi z Wrocławia jeżdzą do Drezna <text:span text:style-name="T5">przez cały dzień od około 4:00 rano.</text:span></text:p>
      <text:p text:style-name="P7"/>
      <text:p text:style-name="P16">Pociągi nie jeżdża do Drezna bezpośrednio ale występują przesiadki:</text:p>
      <text:p text:style-name="P16">1. Z Wrocławia do Zgorzelca, z Zgorzelca do Drezna</text:p>
      <text:p text:style-name="P16">2.Z Wrocławia do Węglińca, z Weglinca do Zgorzelca, z Zgorzelca do Drezna</text:p>
      <text:p text:style-name="P44">3. Z wroclawia do Legnicy, z Legnicy do Zgorzelca, z Zgorzelca do Drezna</text:p>
      <text:p text:style-name="P7"/>
      <text:p text:style-name="P7"><text:soft-page-break/><text:a xlink:type="simple" xlink:href="https://koleo.pl/rozklad-pkp/wroclaw-glowny/dresden-hbf/21-11-2022_04:00/all/all" text:style-name="Internet_20_link" text:visited-style-name="Visited_20_Internet_20_Link">https://koleo.pl/rozklad-pkp/wroclaw-glowny/dresden-hbf/21-11-2022_04:00/all/all</text:a></text:p>
      <text:p text:style-name="P7"/>
      <text:p text:style-name="P35">Rzeczy do zabrania</text:p>
      <text:p text:style-name="P9"/>
      <text:p text:style-name="P29">Plan minimum:</text:p>
      <text:p text:style-name="P10"/>
      <text:p text:style-name="P20">LEKI</text:p>
      <text:p text:style-name="P20"/>
      <text:p text:style-name="P20">Paszport</text:p>
      <text:p text:style-name="P20"/>
      <text:p text:style-name="P19">Dowód osobisty</text:p>
      <text:p text:style-name="P18"/>
      <text:p text:style-name="P20">Portfel</text:p>
      <text:p text:style-name="P18"/>
      <text:p text:style-name="P20">Komórka/ładowarka</text:p>
      <text:p text:style-name="P10"/>
      <text:p text:style-name="P10">Ciepłe spodnie, kurtka</text:p>
      <text:p text:style-name="P10"/>
      <text:p text:style-name="P10">Książka/słuchawki</text:p>
      <text:p text:style-name="P10"/>
      <text:p text:style-name="P10">Laptop/ładow<text:span text:style-name="T6">ar</text:span>ka do laptopa</text:p>
      <text:p text:style-name="P10"/>
      <text:p text:style-name="P10">Biblia</text:p>
      <text:p text:style-name="P10"/>
      <text:p text:style-name="P10">Trochę gotówki</text:p>
      <text:p text:style-name="P10"/>
      <text:p text:style-name="P10">Ubrania:tylko to co będe mieć na sobie<text:span text:style-name="T7">(razem z bluzą)</text:span></text:p>
      <text:p text:style-name="P11"/>
      <text:p text:style-name="P11">Skakanka</text:p>
      <text:p text:style-name="P37"/>
      <text:p text:style-name="P8"/>
      <text:p text:style-name="P29">Plan maximum:</text:p>
      <text:p text:style-name="P8"/>
      <text:p text:style-name="P20">LEKI</text:p>
      <text:p text:style-name="P20"/>
      <text:p text:style-name="P20">Paszport</text:p>
      <text:p text:style-name="P20"/>
      <text:p text:style-name="P20">Dowód osobisty</text:p>
      <text:p text:style-name="P21"/>
      <text:p text:style-name="P20">Portfel</text:p>
      <text:p text:style-name="P21"/>
      <text:p text:style-name="P20">Komórka/ładowarka</text:p>
      <text:p text:style-name="P8"/>
      <text:p text:style-name="P10">Ciepłe spodnie, kurtka</text:p>
      <text:p text:style-name="P10"/>
      <text:p text:style-name="P10">Książka/słuchawki</text:p>
      <text:p text:style-name="P10"/>
      <text:p text:style-name="P10">Laptop/ładow<text:span text:style-name="T20">a</text:span>rka do laptopa</text:p>
      <text:p text:style-name="P10"/>
      <text:p text:style-name="P10"><text:soft-page-break/>Biblia</text:p>
      <text:p text:style-name="P10"/>
      <text:p text:style-name="P10">Trochę gotówki</text:p>
      <text:p text:style-name="P10"/>
      <text:p text:style-name="P10">Ubrania:tylko to co będe mieć na sobie</text:p>
      <text:p text:style-name="P10"/>
      <text:p text:style-name="P10">3 pary spodni,</text:p>
      <text:p text:style-name="P10"/>
      <text:p text:style-name="P10">3bluzy</text:p>
      <text:p text:style-name="P10"/>
      <text:p text:style-name="P10">7 koszulek</text:p>
      <text:p text:style-name="P10"/>
      <text:p text:style-name="P10">Majtki/skarpety</text:p>
      <text:p text:style-name="P10"/>
      <text:p text:style-name="P10">Kurtka</text:p>
      <text:p text:style-name="P10"/>
      <text:p text:style-name="P10">Szalik/rękawiczki</text:p>
      <text:p text:style-name="P10"/>
      <text:p text:style-name="P10">Laptopy – oba</text:p>
      <text:p text:style-name="P10"><text:line-break/>Ładowarki do laptowów</text:p>
      <text:p text:style-name="P10"/>
      <text:p text:style-name="P10">Kosmetyczka</text:p>
      <text:p text:style-name="P10"/>
      <text:p text:style-name="P10">Książki</text:p>
      <text:p text:style-name="P10"/>
      <text:p text:style-name="P11">Skakanka</text:p>
      <text:p text:style-name="P11"/>
      <text:p text:style-name="P11"/>
      <text:p text:style-name="P36">Dalsze kroki</text:p>
      <text:p text:style-name="P42"><text:span text:style-name="T18">1</text:span>.<text:span text:style-name="T17">Jadę do Anglii, pracuje w magazynie pozniej szukam pracy jako Informatyk</text:span></text:p>
      <text:p text:style-name="P42"><text:span text:style-name="T17"/></text:p>
      <text:p text:style-name="P42"><text:span text:style-name="T17">2.Kontaktuję się z Tomkiem Borgielem szukam pracy w Austrii</text:span></text:p>
      <text:p text:style-name="P42"><text:span text:style-name="T17"/></text:p>
      <text:p text:style-name="P41">3.Kontaktuje się z Panem Adamem Cymermamen szukam pracy w Irlandii</text:p>
      <text:p text:style-name="P11"/>
      <text:p text:style-name="P11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0b3c7" officeooo:paragraph-rsid="0020b3c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2:45:02.941263220</meta:creation-date>
    <dc:date>2022-12-17T15:11:31.420802812</dc:date>
    <meta:editing-duration>PT45M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5" meta:paragraph-count="89" meta:word-count="399" meta:character-count="5244" meta:non-whitespace-character-count="4925"/>
  </office:meta>
</office:document-meta>
</file>